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323cm" fo:min-width="1.978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97cm" fo:min-width="0.847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635cm" svg:x="1.27cm" svg:y="0.952cm">
          <text:p text:style-name="P1"><text:span text:style-name="T1">matm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05cm" svg:x="0.317cm" svg:y="2.54cm">
          <text:p text:style-name="P1"><text:span text:style-name="T1">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05cm" svg:height="1.905cm" svg:x="2.857cm" svg:y="2.54cm">
          <text:p text:style-name="P1"><text:span text:style-name="T1">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54cm" svg:y1="1.587cm" svg:x2="1.27cm" svg:y2="2.54cm">
          <text:p/>
        </draw:line>
        <draw:line draw:style-name="gr3" draw:text-style-name="P3" draw:layer="layout" svg:x1="2.541cm" svg:y1="1.588cm" svg:x2="3.81cm" svg:y2="2.5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04T13:56:54.322013478</meta:creation-date>
    <dc:date>2021-10-04T14:02:23.497001128</dc:date>
    <meta:editing-duration>PT5M29S</meta:editing-duration>
    <meta:editing-cycles>1</meta:editing-cycles>
    <meta:document-statistic meta:object-count="5"/>
    <meta:generator>LibreOffice/7.2.0.4$MacOSX_AARCH64 LibreOffice_project/9a9c6381e3f7a62afc1329bd359cc48accb6435b</meta:generator>
  </office:meta>
</office:document-meta>
</file>